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25.543cm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>
        <style:tab-stops>
          <style:tab-stop style:position="25.543cm" style:type="right"/>
        </style:tab-stops>
      </style:paragraph-properties>
    </style:style>
    <style:style style:name="P4" style:family="paragraph" style:parent-style-name="Code_20_Comment">
      <style:text-properties fo:language="en" fo:country="GB"/>
    </style:style>
    <style:style style:name="P5" style:family="paragraph" style:parent-style-name="Code_20_Base">
      <style:text-properties officeooo:paragraph-rsid="000a5497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fo:font-size="9pt" style:font-size-asian="9pt" style:font-size-complex="9pt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  <style:paragraph-properties style:text-autospace="none" style:writing-mode="lr-tb"/>
      <style:text-properties fo:color="#000000" loext:opacity="100%" fo:font-size="9pt" style:font-size-asian="9pt" style:font-size-complex="9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loext:opacity="100%" fo:font-size="9pt" style:font-size-asian="9pt" style:font-size-complex="9pt"/>
    </style:style>
    <style:style style:name="T1" style:family="text">
      <style:text-properties fo:language="en" fo:country="GB"/>
    </style:style>
    <style:style style:name="T2" style:family="text">
      <style:text-properties style:font-name="Share-TechMono1" fo:language="en" fo:country="GB" style:font-name-complex="Courier New"/>
    </style:style>
    <style:style style:name="T3" style:family="text">
      <style:text-properties style:font-name="Share-TechMono1" style:font-name-complex="Courier New"/>
    </style:style>
    <style:style style:name="T4" style:family="text">
      <style:text-properties fo:language="fr" fo:country="FR"/>
    </style:style>
    <style:style style:name="T5" style:family="text">
      <style:text-properties style:font-name="Share-Regular1"/>
    </style:style>
    <style:style style:name="T6" style:family="text">
      <style:text-properties style:font-name="Share-Regular1" fo:language="en" fo:country="GB"/>
    </style:style>
    <style:style style:name="T7" style:family="text">
      <style:text-properties fo:color="#bb60d5" loext:opacity="100%" style:font-name="Share-TechMono" fo:font-size="9pt" fo:language="en" fo:country="GB" officeooo:rsid="000a5497"/>
    </style:style>
    <style:style style:name="T8" style:family="text">
      <style:text-properties fo:color="#006f20" loext:opacity="100%" style:font-name="Share-TechMono" fo:font-size="9pt" fo:language="en" fo:country="GB" fo:font-style="normal" fo:font-weight="bold" officeooo:rsid="000a5497"/>
    </style:style>
    <style:style style:name="T9" style:family="text">
      <style:text-properties fo:color="#000000" loext:opacity="100%" style:font-name="Share-Regular1" fo:font-size="9pt" fo:language="en" fo:country="GB" fo:font-weight="normal" style:font-name-asian="SimSun" style:font-size-asian="9pt" style:language-asian="zh" style:country-asian="CN" style:font-weight-asian="normal" style:font-name-complex="Arial" style:font-size-complex="9pt" style:language-complex="ar" style:country-complex="SA" style:font-weight-complex="normal"/>
    </style:style>
    <style:style style:name="T10" style:family="text">
      <style:text-properties fo:color="#000000" loext:opacity="100%" style:font-name="Share-Regular1" fo:font-size="9pt" fo:language="en" fo:country="GB" style:font-name-asian="SimSun" style:font-size-asian="9pt" style:language-asian="zh" style:country-asian="CN" style:font-name-complex="Arial" style:font-size-complex="9pt" style:language-complex="ar" style:country-complex="SA"/>
    </style:style>
    <style:style style:name="T11" style:family="text">
      <style:text-properties fo:color="#000000" loext:opacity="100%" style:font-name="Share-Regular1" fo:font-size="9pt" fo:language="en" fo:country="GB" fo:font-style="italic" fo:font-weight="normal" style:font-name-asian="SimSun" style:font-size-asian="9pt" style:language-asian="zh" style:country-asian="CN" style:font-style-asian="italic" style:font-weight-asian="normal" style:font-name-complex="Arial" style:font-size-complex="9pt" style:language-complex="ar" style:country-complex="SA" style:font-style-complex="italic" style:font-weight-complex="normal"/>
    </style:style>
    <style:style style:name="T12" style:family="text">
      <style:text-properties fo:color="#000000" loext:opacity="100%" style:font-name="Share-Regular1" fo:font-size="9pt" fo:language="en" fo:country="GB" fo:font-style="italic" style:font-name-asian="SimSun" style:font-size-asian="9pt" style:language-asian="zh" style:country-asian="CN" style:font-style-asian="italic" style:font-name-complex="Arial" style:font-size-complex="9pt" style:language-complex="ar" style:country-complex="SA" style:font-style-complex="italic"/>
    </style:style>
    <style:style style:name="T13" style:family="text">
      <style:text-properties fo:color="#000000" loext:opacity="100%" style:font-name="Share-Regular1" fo:font-size="9pt" fo:language="en" fo:country="GB" fo:font-style="normal" fo:font-weight="normal" style:font-name-asian="SimSun" style:font-size-asian="9pt" style:language-asian="zh" style:country-asian="CN" style:font-style-asian="normal" style:font-weight-asian="normal" style:font-name-complex="Arial" style:font-size-complex="9pt" style:language-complex="ar" style:country-complex="SA" style:font-style-complex="normal" style:font-weight-complex="normal"/>
    </style:style>
    <style:style style:name="T14" style:family="text">
      <style:text-properties fo:color="#000000" loext:opacity="100%" style:font-name="Share-Regular1" fo:font-size="9pt" fo:language="en" fo:country="GB" style:font-name-asian="SimSun" style:font-size-asian="9pt" style:language-asian="zh" style:country-asian="CN" style:font-name-complex="Times New Roman" style:font-size-complex="9pt" style:language-complex="ar" style:country-complex="SA"/>
    </style:style>
    <style:style style:name="T15" style:family="text">
      <style:text-properties fo:color="#000000" loext:opacity="100%" style:font-name="Share-Regular1" fo:font-size="9pt" fo:language="en" fo:country="GB" fo:font-style="italic" style:font-name-asian="SimSun" style:font-size-asian="9pt" style:language-asian="zh" style:country-asian="CN" style:font-style-asian="italic" style:font-name-complex="Times New Roman" style:font-size-complex="9pt" style:language-complex="ar" style:country-complex="SA" style:font-style-complex="italic"/>
    </style:style>
    <style:style style:name="T16" style:family="text">
      <style:text-properties fo:color="#000000" loext:opacity="100%" style:font-name="Share-Regular1" fo:font-size="9pt" fo:language="en" fo:country="GB" fo:font-weight="bold" style:font-name-asian="SimSun" style:font-size-asian="9pt" style:language-asian="zh" style:country-asian="CN" style:font-weight-asian="bold" style:font-name-complex="Arial" style:font-size-complex="9pt" style:language-complex="ar" style:country-complex="SA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loext:rel-width-rel="paragraph"/>
    </style:style>
    <style:style style:name="Sect1" style:family="section">
      <style:section-properties fo:margin-left="6.096cm" fo:margin-right="0.025cm" style:editable="false">
        <style:columns fo:column-count="1" fo:column-gap="0cm"/>
      </style:section-properties>
    </style:style>
    <style:style style:name="gr1" style:family="graphic">
      <style:graphic-properties svg:stroke-width="0.025cm" svg:stroke-color="#ff8600" draw:fill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25cm" svg:stroke-color="#ff8600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solid" svg:stroke-width="0.025cm" svg:stroke-color="#ff8600" draw:fill="none" draw:fill-color="#ffffff" draw:textarea-horizontal-align="justify" draw:textarea-vertical-align="middle" draw:auto-grow-height="false" draw:auto-grow-width="false" fo:padding-top="0.139cm" fo:padding-bottom="0.139cm" fo:padding-left="0.266cm" fo:padding-right="0.13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25cm" svg:stroke-color="#ff8600" draw:fill="none" draw:fill-color="#ffffff" draw:textarea-horizontal-align="justify" draw:textarea-vertical-align="middle" draw:auto-grow-height="false" draw:auto-grow-width="false" fo:padding-top="0.139cm" fo:padding-bottom="0.139cm" fo:padding-left="0.229cm" fo:padding-right="0.13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2cm" svg:y="38.672cm" svg:width="25.693cm" style:rel-width="100%" draw:z-index="0">
        <draw:text-box fo:min-height="1.39cm">
          <text:p text:style-name="P3"><text:span text:style-name="T5">Full PSR-2 Coding standard<text:tab/></text:span><text:a xlink:type="simple" xlink:href="https://github.com/php-fig/fig-standards/blob/master/accepted/PSR-2-coding-style-guide.md" text:style-name="Internet_20_link" text:visited-style-name="Visited_20_Internet_20_Link">https://github.com/php-fig/fig-standards/blob/master/accepted/PSR-2-coding-style-guide.md</text:a></text:p>
          <text:p text:style-name="P2"><text:span text:style-name="T5">Also</text:span><text:span text:style-name="T6"> check out the latest documentation:<text:tab/></text:span><text:a xlink:type="simple" xlink:href="http://flowframework.readthedocs.org/en/stable/TheDefinitiveGuide/PartV/CodingGuideLines/index.html" text:style-name="Internet_20_link" text:visited-style-name="Visited_20_Internet_20_Link">http://flowframework.readthedocs.org/en/stable/TheDefinitiveGuide/PartV/CodingGuideLines/index.html</text:a></text:p>
        </draw:text-box>
      </draw:frame>
      <draw:line text:anchor-type="page" text:anchor-page-number="1" draw:z-index="49" draw:name="Shape37_0" draw:style-name="gr1" draw:text-style-name="P6" svg:x1="16.723cm" svg:y1="26.996cm" svg:x2="22.606cm" svg:y2="29.82cm">
        <text:p/>
      </draw:line>
      <draw:line text:anchor-type="page" text:anchor-page-number="1" draw:z-index="48" draw:name="Shape48" draw:style-name="gr1" draw:text-style-name="P7" svg:x1="19.027cm" svg:y1="22.638cm" svg:x2="22.606cm" svg:y2="24.174cm">
        <text:p/>
      </draw:line>
      <draw:line text:anchor-type="page" text:anchor-page-number="1" draw:z-index="47" draw:name="Shape47" draw:style-name="gr1" draw:text-style-name="P7" svg:x1="22.262cm" svg:y1="22.638cm" svg:x2="22.837cm" svg:y2="23.857cm">
        <text:p/>
      </draw:line>
      <draw:line text:anchor-type="page" text:anchor-page-number="1" draw:z-index="46" draw:name="Shape46" draw:style-name="gr1" draw:text-style-name="P6" svg:x1="15.695cm" svg:y1="22.638cm" svg:x2="22.606cm" svg:y2="24.174cm">
        <text:p/>
      </draw:line>
      <draw:line text:anchor-type="page" text:anchor-page-number="1" draw:z-index="45" draw:name="Shape45" draw:style-name="gr2" draw:text-style-name="P7" svg:x1="7.087cm" svg:y1="6.017cm" svg:x2="7.909cm" svg:y2="5.221cm">
        <text:p/>
      </draw:line>
      <draw:frame text:anchor-type="page" text:anchor-page-number="1" draw:z-index="44" draw:name="Shape44" draw:style-name="gr3" draw:text-style-name="P9" svg:width="5.081cm" svg:height="1.525cm" svg:x="2.007cm" svg:y="5.262cm">
        <draw:text-box>
          <text:p text:style-name="P8"><text:span text:style-name="T9">N</text:span><text:span text:style-name="T9">a</text:span><text:span text:style-name="T9">m</text:span><text:span text:style-name="T9">e</text:span><text:span text:style-name="T9">s</text:span><text:span text:style-name="T9">p</text:span><text:span text:style-name="T9">a</text:span><text:span text:style-name="T9">c</text:span><text:span text:style-name="T9">e</text:span><text:span text:style-name="T9"> </text:span><text:span text:style-name="T9">s</text:span><text:span text:style-name="T9">t</text:span><text:span text:style-name="T9">a</text:span><text:span text:style-name="T9">r</text:span><text:span text:style-name="T9">t</text:span><text:span text:style-name="T9">s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v</text:span><text:span text:style-name="T9">e</text:span><text:span text:style-name="T9">n</text:span><text:span text:style-name="T9">d</text:span><text:span text:style-name="T9">o</text:span><text:span text:style-name="T9">r</text:span><text:span text:style-name="T9"> </text:span><text:span text:style-name="T9">n</text:span><text:span text:style-name="T9">a</text:span><text:span text:style-name="T9">m</text:span><text:span text:style-name="T9">e</text:span><text:span text:style-name="T9"> </text:span><text:span text:style-name="T9">f</text:span><text:span text:style-name="T9">o</text:span><text:span text:style-name="T9">l</text:span><text:span text:style-name="T9">l</text:span><text:span text:style-name="T9">o</text:span><text:span text:style-name="T9">w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text:span text:style-name="T9">p</text:span><text:span text:style-name="T9">a</text:span><text:span text:style-name="T9">c</text:span><text:span text:style-name="T9">k</text:span><text:span text:style-name="T9">a</text:span><text:span text:style-name="T9">g</text:span><text:span text:style-name="T9">e</text:span><text:span text:style-name="T9"> </text:span><text:span text:style-name="T9">k</text:span><text:span text:style-name="T9">e</text:span><text:span text:style-name="T9">y</text:span><text:span text:style-name="T9"> </text:span><text:span text:style-name="T9">(</text:span><text:span text:style-name="T9">n</text:span><text:span text:style-name="T9">a</text:span><text:span text:style-name="T9">m</text:span><text:span text:style-name="T9">e</text:span><text:span text:style-name="T9">)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u</text:span><text:span text:style-name="T9">b</text:span><text:span text:style-name="T9">p</text:span><text:span text:style-name="T9">a</text:span><text:span text:style-name="T9">r</text:span><text:span text:style-name="T9">t</text:span><text:span text:style-name="T9">s</text:span><text:span text:style-name="T9"> </text:span><text:span text:style-name="T9">a</text:span><text:span text:style-name="T9">s</text:span><text:span text:style-name="T9"> </text:span><text:span text:style-name="T9">n</text:span><text:span text:style-name="T9">e</text:span><text:span text:style-name="T9">e</text:span><text:span text:style-name="T9">d</text:span><text:span text:style-name="T9">e</text:span><text:span text:style-name="T9">d</text:span></text:p>
        </draw:text-box>
      </draw:frame>
      <draw:line text:anchor-type="page" text:anchor-page-number="1" draw:z-index="43" draw:name="Shape43" draw:style-name="gr1" draw:text-style-name="P6" svg:x1="7.087cm" svg:y1="12.356cm" svg:x2="8.253cm" svg:y2="12.522cm">
        <text:p/>
      </draw:line>
      <draw:frame text:anchor-type="page" text:anchor-page-number="1" draw:z-index="42" draw:name="Shape42" draw:style-name="gr3" draw:text-style-name="P10" svg:width="5.081cm" svg:height="1.216cm" svg:x="2.007cm" svg:y="11.723cm">
        <draw:text-box>
          <text:p text:style-name="P8"><text:span text:style-name="T10">N</text:span><text:span text:style-name="T10">o</text:span><text:span text:style-name="T10"> </text:span><text:span text:style-name="T10">e</text:span><text:span text:style-name="T10">m</text:span><text:span text:style-name="T10">p</text:span><text:span text:style-name="T10">t</text:span><text:span text:style-name="T10">y</text:span><text:span text:style-name="T10"> </text:span><text:span text:style-name="T10">l</text:span><text:span text:style-name="T10">i</text:span><text:span text:style-name="T10">n</text:span><text:span text:style-name="T10">e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/text:span><text:span text:style-name="T10">D</text:span><text:span text:style-name="T10">o</text:span><text:span text:style-name="T10">c</text:span><text:span text:style-name="T10">C</text:span><text:span text:style-name="T10">o</text:span><text:span text:style-name="T10">m</text:span><text:span text:style-name="T10">m</text:span><text:span text:style-name="T10">e</text:span><text:span text:style-name="T10">n</text:span><text:span text:style-name="T10">t</text:span><text:span text:style-name="T10"> </text:span><text:span text:style-name="T10">a</text:span><text:span text:style-name="T10">n</text:span><text:span text:style-name="T10">d</text:span><text:span text:style-name="T10"> </text:span><text:span text:style-name="T10">c</text:span><text:span text:style-name="T10">l</text:span><text:span text:style-name="T10">a</text:span><text:span text:style-name="T10">s</text:span><text:span text:style-name="T10">s</text:span><text:span text:style-name="T10">,</text:span><text:span text:style-name="T10"> </text:span><text:span text:style-name="T10">m</text:span><text:span text:style-name="T10">e</text:span><text:span text:style-name="T10">m</text:span><text:span text:style-name="T10">b</text:span><text:span text:style-name="T10">e</text:span><text:span text:style-name="T10">r</text:span><text:span text:style-name="T10"> </text:span><text:span text:style-name="T10">v</text:span><text:span text:style-name="T10">a</text:span><text:span text:style-name="T10">r</text:span><text:span text:style-name="T10"> </text:span><text:span text:style-name="T10">o</text:span><text:span text:style-name="T10">r</text:span><text:span text:style-name="T10"> </text:span><text:span text:style-name="T10">m</text:span><text:span text:style-name="T10">e</text:span><text:span text:style-name="T10">t</text:span><text:span text:style-name="T10">h</text:span><text:span text:style-name="T10">o</text:span><text:span text:style-name="T10">d</text:span></text:p>
        </draw:text-box>
      </draw:frame>
      <draw:frame text:anchor-type="page" text:anchor-page-number="1" draw:z-index="41" draw:name="Shape41" draw:style-name="gr3" draw:text-style-name="P10" svg:width="5.091cm" svg:height="1.535cm" svg:x="22.606cm" svg:y="4.44cm">
        <draw:text-box>
          <text:p text:style-name="P8"><text:span text:style-name="T10">Capture the joy of coding as you create excellent web solutions.</text:span></text:p>
          <text:p text:style-name="P8"><text:span text:style-name="T10">Enjoy coding. Enjoy Flow.</text:span></text:p>
        </draw:text-box>
      </draw:frame>
      <draw:line text:anchor-type="page" text:anchor-page-number="1" draw:z-index="40" draw:name="Shape40" draw:style-name="gr1" draw:text-style-name="P6" svg:x1="7.082cm" svg:y1="18.322cm" svg:x2="10.885cm" svg:y2="15.099cm">
        <text:p/>
      </draw:line>
      <draw:line text:anchor-type="page" text:anchor-page-number="1" draw:z-index="39" draw:name="Shape39" draw:style-name="gr2" draw:text-style-name="P6" svg:x1="7.087cm" svg:y1="4.81cm" svg:x2="7.909cm" svg:y2="4.81cm">
        <text:p/>
      </draw:line>
      <draw:line text:anchor-type="page" text:anchor-page-number="1" draw:z-index="38" draw:name="Shape38" draw:style-name="gr1" draw:text-style-name="P6" svg:x1="12.42cm" svg:y1="30.642cm" svg:x2="22.606cm" svg:y2="31.438cm">
        <text:p/>
      </draw:line>
      <draw:line text:anchor-type="page" text:anchor-page-number="1" draw:z-index="37" draw:name="Shape37" draw:style-name="gr1" draw:text-style-name="P6" svg:x1="20.659cm" svg:y1="27.053cm" svg:x2="22.578cm" svg:y2="28.094cm">
        <text:p/>
      </draw:line>
      <draw:line text:anchor-type="page" text:anchor-page-number="1" draw:z-index="36" draw:name="Shape36" draw:style-name="gr1" draw:text-style-name="P6" svg:x1="13.956cm" svg:y1="33.849cm" svg:x2="22.606cm" svg:y2="33.466cm">
        <text:p/>
      </draw:line>
      <draw:line text:anchor-type="page" text:anchor-page-number="1" draw:z-index="35" draw:name="Shape35" draw:style-name="gr1" draw:text-style-name="P6" svg:x1="11.899cm" svg:y1="24.037cm" svg:x2="22.606cm" svg:y2="26.065cm">
        <text:p/>
      </draw:line>
      <draw:line text:anchor-type="page" text:anchor-page-number="1" draw:z-index="34" draw:name="Shape34" draw:style-name="gr1" draw:text-style-name="P6" svg:x1="14.64cm" svg:y1="22.275cm" svg:x2="22.607cm" svg:y2="21.569cm">
        <text:p/>
      </draw:line>
      <draw:line text:anchor-type="page" text:anchor-page-number="1" draw:z-index="33" draw:name="Shape33" draw:style-name="gr1" draw:text-style-name="P6" svg:x1="7.093cm" svg:y1="34.662cm" svg:x2="8.857cm" svg:y2="34.389cm">
        <text:p/>
      </draw:line>
      <draw:line text:anchor-type="page" text:anchor-page-number="1" draw:z-index="32" draw:name="Shape32" draw:style-name="gr1" draw:text-style-name="P6" svg:x1="7.116cm" svg:y1="33.648cm" svg:x2="9.294cm" svg:y2="33.346cm">
        <text:p/>
      </draw:line>
      <draw:line text:anchor-type="page" text:anchor-page-number="1" draw:z-index="31" draw:name="Shape31" draw:style-name="gr1" draw:text-style-name="P6" svg:x1="7.087cm" svg:y1="30.686cm" svg:x2="9.103cm" svg:y2="29.644cm">
        <text:p/>
      </draw:line>
      <draw:line text:anchor-type="page" text:anchor-page-number="1" draw:z-index="30" draw:name="Shape30" draw:style-name="gr1" draw:text-style-name="P6" svg:x1="7.116cm" svg:y1="25.83cm" svg:x2="9.817cm" svg:y2="25.696cm">
        <text:p/>
      </draw:line>
      <draw:line text:anchor-type="page" text:anchor-page-number="1" draw:z-index="29" draw:name="Shape29" draw:style-name="gr1" draw:text-style-name="P6" svg:x1="7.087cm" svg:y1="18.614cm" svg:x2="15.271cm" svg:y2="22.274cm">
        <text:p/>
      </draw:line>
      <draw:line text:anchor-type="page" text:anchor-page-number="1" draw:z-index="28" draw:name="Shape28" draw:style-name="gr1" draw:text-style-name="P7" svg:x1="7.211cm" svg:y1="14.878cm" svg:x2="8.994cm" svg:y2="14.878cm">
        <text:p/>
      </draw:line>
      <draw:line text:anchor-type="page" text:anchor-page-number="1" draw:z-index="27" draw:name="Shape27" draw:style-name="gr1" draw:text-style-name="P6" svg:x1="16.395cm" svg:y1="20.797cm" svg:x2="22.606cm" svg:y2="20.227cm">
        <text:p/>
      </draw:line>
      <draw:line text:anchor-type="page" text:anchor-page-number="1" draw:z-index="26" draw:name="Shape26" draw:style-name="gr1" draw:text-style-name="P7" svg:x1="11.816cm" svg:y1="14.573cm" svg:x2="22.607cm" svg:y2="15.176cm">
        <text:p/>
      </draw:line>
      <draw:line text:anchor-type="page" text:anchor-page-number="1" draw:z-index="25" draw:name="Shape25" draw:style-name="gr1" draw:text-style-name="P6" svg:x1="11.982cm" svg:y1="12.571cm" svg:x2="22.606cm" svg:y2="12.047cm">
        <text:p/>
      </draw:line>
      <draw:line text:anchor-type="page" text:anchor-page-number="1" draw:z-index="24" draw:name="Shape24" draw:style-name="gr1" draw:text-style-name="P6" svg:x1="7.087cm" svg:y1="9.506cm" svg:x2="7.951cm" svg:y2="9.506cm">
        <text:p/>
      </draw:line>
      <draw:line text:anchor-type="page" text:anchor-page-number="1" draw:z-index="23" draw:name="Shape23" draw:style-name="gr1" draw:text-style-name="P6" svg:x1="7.114cm" svg:y1="28.63cm" svg:x2="9.021cm" svg:y2="29.233cm">
        <text:p/>
      </draw:line>
      <draw:line text:anchor-type="page" text:anchor-page-number="1" draw:z-index="22" draw:name="Shape22" draw:style-name="gr1" draw:text-style-name="P6" svg:x1="18.397cm" svg:y1="10.405cm" svg:x2="22.606cm" svg:y2="9.255cm">
        <text:p/>
      </draw:line>
      <draw:frame text:anchor-type="page" text:anchor-page-number="1" draw:z-index="21" draw:name="Shape21" draw:style-name="gr3" draw:text-style-name="P10" svg:width="5.081cm" svg:height="1.525cm" svg:x="22.608cm" svg:y="14.305cm">
        <draw:text-box>
          <text:p><text:span text:style-name="T10">List </text:span><text:span text:style-name="T11">@Flow\* </text:span><text:span text:style-name="T10">before other tags: </text:span><text:span text:style-name="T12">@var, @param, @return, @throws, @api, @since, @deprecated</text:span></text:p>
        </draw:text-box>
      </draw:frame>
      <draw:frame text:anchor-type="page" text:anchor-page-number="1" draw:z-index="20" draw:name="Shape20" draw:style-name="gr3" draw:text-style-name="P10" svg:width="5.081cm" svg:height="2.16cm" svg:x="22.606cm" svg:y="24.894cm">
        <draw:text-box>
          <text:p text:style-name="P8"><text:span text:style-name="T10">Only use inline </text:span><text:span text:style-name="T11">@var </text:span><text:span text:style-name="T10">annotations when type can't be derived (like in an array of objects) to increase readability and trigger IDE auto-completion.</text:span></text:p>
        </draw:text-box>
      </draw:frame>
      <draw:frame text:anchor-type="page" text:anchor-page-number="1" draw:z-index="19" draw:name="Shape19" draw:style-name="gr3" draw:text-style-name="P10" svg:width="5.081cm" svg:height="1.675cm" svg:x="2.034cm" svg:y="27.788cm">
        <draw:text-box>
          <text:p text:style-name="P8"><text:span text:style-name="T10">Param annotation: type, name, description </text:span><text:span text:style-name="T13">if they provide additional information over type hints</text:span></text:p>
        </draw:text-box>
      </draw:frame>
      <draw:frame text:anchor-type="page" text:anchor-page-number="1" draw:z-index="18" draw:name="Shape18" draw:style-name="gr3" draw:text-style-name="P10" svg:width="5.081cm" svg:height="1.525cm" svg:x="2.007cm" svg:y="17.882cm">
        <draw:text-box>
          <text:p text:style-name="P8"><text:span text:style-name="T14">Prefer relative namespaces, unless Fully Qualified Namespace is more readable</text:span></text:p>
        </draw:text-box>
      </draw:frame>
      <draw:frame text:anchor-type="page" text:anchor-page-number="1" draw:z-index="17" draw:name="Shape17" draw:style-name="gr3" draw:text-style-name="P10" svg:width="5.081cm" svg:height="2.701cm" svg:x="2.007cm" svg:y="8.019cm">
        <draw:text-box>
          <text:p text:style-name="P8"><text:span text:style-name="T14">One </text:span><text:span text:style-name="T15">use</text:span><text:span text:style-name="T14"> statement per line.</text:span></text:p>
          <text:p text:style-name="P8"><text:span text:style-name="T14">One </text:span><text:span text:style-name="T15">use </text:span><text:span text:style-name="T14">statement per namespace.</text:span></text:p>
          <text:p text:style-name="P8"><text:span text:style-name="T10">Order statements alphabetically.</text:span></text:p>
          <text:p text:style-name="P8"><text:span text:style-name="T10">Don't import namespaces unless you use them</text:span></text:p>
        </draw:text-box>
      </draw:frame>
      <draw:frame text:anchor-type="page" text:anchor-page-number="1" draw:z-index="16" draw:name="Shape16" draw:style-name="gr3" draw:text-style-name="P10" svg:width="5.081cm" svg:height="0.636cm" svg:x="2.036cm" svg:y="33.279cm">
        <draw:text-box>
          <text:p text:style-name="P8"><text:span text:style-name="T11">@api </text:span><text:span text:style-name="T10">tag defines public API</text:span></text:p>
        </draw:text-box>
      </draw:frame>
      <draw:frame text:anchor-type="page" text:anchor-page-number="1" draw:z-index="15" draw:name="Shape15" draw:style-name="gr3" draw:text-style-name="P10" svg:width="5.081cm" svg:height="1.525cm" svg:x="2.007cm" svg:y="30.011cm">
        <draw:text-box>
          <text:p text:style-name="P8"><text:span text:style-name="T11">@return</text:span><text:span text:style-name="T16"> </text:span><text:span text:style-name="T10">annotation with type, only if it provides additional information over the type hint</text:span></text:p>
        </draw:text-box>
      </draw:frame>
      <draw:frame text:anchor-type="page" text:anchor-page-number="1" draw:z-index="14" draw:name="Shape14" draw:style-name="gr3" draw:text-style-name="P12" svg:width="5.081cm" svg:height="0.636cm" svg:x="22.608cm" svg:y="21.221cm">
        <draw:text-box>
          <text:p text:style-name="P11"><text:span text:style-name="T10">Method names should be verbs</text:span></text:p>
        </draw:text-box>
      </draw:frame>
      <draw:frame text:anchor-type="page" text:anchor-page-number="1" draw:z-index="13" draw:name="Shape13" draw:style-name="gr3" draw:text-style-name="P12" svg:width="5.081cm" svg:height="1.017cm" svg:x="22.606cm" svg:y="31.016cm">
        <draw:text-box>
          <text:p text:style-name="P11"><text:span text:style-name="T10">S</text:span><text:span text:style-name="T10">e</text:span><text:span text:style-name="T10">t</text:span><text:span text:style-name="T10">t</text:span><text:span text:style-name="T10">e</text:span><text:span text:style-name="T10">r</text:span><text:span text:style-name="T10"> </text:span><text:span text:style-name="T10">m</text:span><text:span text:style-name="T10">e</text:span><text:span text:style-name="T10">t</text:span><text:span text:style-name="T10">h</text:span><text:span text:style-name="T10">o</text:span><text:span text:style-name="T10">d</text:span><text:span text:style-name="T10">s</text:span><text:span text:style-name="T10"> </text:span><text:span text:style-name="T10">s</text:span><text:span text:style-name="T10">h</text:span><text:span text:style-name="T10">o</text:span><text:span text:style-name="T10">u</text:span><text:span text:style-name="T10">l</text:span><text:span text:style-name="T10">d</text:span><text:span text:style-name="T10"> </text:span><text:span text:style-name="T10">s</text:span><text:span text:style-name="T10">t</text:span><text:span text:style-name="T10">a</text:span><text:span text:style-name="T10">r</text:span><text:span text:style-name="T10">t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“</text:span><text:span text:style-name="T10">s</text:span><text:span text:style-name="T10">e</text:span><text:span text:style-name="T10">t</text:span><text:span text:style-name="T10">”</text:span><text:span text:style-name="T10">.</text:span></text:p>
        </draw:text-box>
      </draw:frame>
      <draw:frame text:anchor-type="page" text:anchor-page-number="1" draw:z-index="12" draw:name="Shape12" draw:style-name="gr3" draw:text-style-name="P12" svg:width="5.081cm" svg:height="1.788cm" svg:x="22.606cm" svg:y="32.595cm">
        <draw:text-box>
          <text:p text:style-name="P11"><text:span text:style-name="T10">M</text:span><text:span text:style-name="T10">e</text:span><text:span text:style-name="T10">t</text:span><text:span text:style-name="T10">h</text:span><text:span text:style-name="T10">o</text:span><text:span text:style-name="T10">d</text:span><text:span text:style-name="T10">s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b</text:span><text:span text:style-name="T10">o</text:span><text:span text:style-name="T10">o</text:span><text:span text:style-name="T10">l</text:span><text:span text:style-name="T10">e</text:span><text:span text:style-name="T10">a</text:span><text:span text:style-name="T10">n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s</text:span><text:span text:style-name="T10"> </text:span><text:span text:style-name="T10">s</text:span><text:span text:style-name="T10">h</text:span><text:span text:style-name="T10">o</text:span><text:span text:style-name="T10">u</text:span><text:span text:style-name="T10">l</text:span><text:span text:style-name="T10">d</text:span><text:span text:style-name="T10"> </text:span><text:span text:style-name="T10">s</text:span><text:span text:style-name="T10">t</text:span><text:span text:style-name="T10">a</text:span><text:span text:style-name="T10">r</text:span><text:span text:style-name="T10">t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“</text:span><text:span text:style-name="T10">h</text:span><text:span text:style-name="T10">a</text:span><text:span text:style-name="T10">s</text:span><text:span text:style-name="T10">”</text:span><text:span text:style-name="T10"> </text:span><text:span text:style-name="T10">o</text:span><text:span text:style-name="T10">r</text:span><text:span text:style-name="T10"> </text:span><text:span text:style-name="T10">“</text:span><text:span text:style-name="T10">i</text:span><text:span text:style-name="T10">s</text:span><text:span text:style-name="T10">”</text:span><text:span text:style-name="T10">.</text:span><text:span text:style-name="T10"> 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text:span text:style-name="T10">g</text:span><text:span text:style-name="T10">e</text:span><text:span text:style-name="T10">t</text:span><text:span text:style-name="T10">t</text:span><text:span text:style-name="T10">e</text:span><text:span text:style-name="T10">r</text:span><text:span text:style-name="T10">s</text:span><text:span text:style-name="T10"> </text:span><text:span text:style-name="T10">s</text:span><text:span text:style-name="T10">h</text:span><text:span text:style-name="T10">o</text:span><text:span text:style-name="T10">u</text:span><text:span text:style-name="T10">l</text:span><text:span text:style-name="T10">d</text:span><text:span text:style-name="T10"> </text:span><text:span text:style-name="T10">s</text:span><text:span text:style-name="T10">t</text:span><text:span text:style-name="T10">a</text:span><text:span text:style-name="T10">r</text:span><text:span text:style-name="T10">t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“</text:span><text:span text:style-name="T10">g</text:span><text:span text:style-name="T10">e</text:span><text:span text:style-name="T10">t</text:span><text:span text:style-name="T10">“</text:span><text:span text:style-name="T10">.</text:span></text:p>
        </draw:text-box>
      </draw:frame>
      <draw:frame text:anchor-type="page" text:anchor-page-number="1" draw:z-index="11" draw:name="Shape11" draw:style-name="gr3" draw:text-style-name="P10" svg:width="5.081cm" svg:height="0.636cm" svg:x="22.606cm" svg:y="23.857cm">
        <draw:text-box>
          <text:p><text:span text:style-name="T10">Use type hinting</text:span></text:p>
        </draw:text-box>
      </draw:frame>
      <draw:frame text:anchor-type="page" text:anchor-page-number="1" draw:z-index="10" draw:name="Shape10" draw:style-name="gr3" draw:text-style-name="P10" svg:width="5.081cm" svg:height="1.019cm" svg:x="22.606cm" svg:y="19.778cm">
        <draw:text-box>
          <text:p text:style-name="P8"><text:span text:style-name="T10">Description of the method. Make it as long as needed</text:span></text:p>
        </draw:text-box>
      </draw:frame>
      <draw:frame text:anchor-type="page" text:anchor-page-number="1" draw:z-index="9" draw:name="Shape9" draw:style-name="gr3" draw:text-style-name="P10" svg:width="5.081cm" svg:height="1.017cm" svg:x="22.578cm" svg:y="27.488cm">
        <draw:text-box>
          <text:p text:style-name="P8"><text:span text:style-name="T10">UNIX timestamp at time of </text:span><text:span text:style-name="T10">writing the throw clause.</text:span></text:p>
        </draw:text-box>
      </draw:frame>
      <draw:frame text:anchor-type="page" text:anchor-page-number="1" draw:z-index="8" draw:name="Shape8" draw:style-name="gr3" draw:text-style-name="P10" svg:width="5.081cm" svg:height="1.525cm" svg:x="22.606cm" svg:y="29.055cm">
        <draw:text-box>
          <text:p text:style-name="P8"><text:span text:style-name="T10">W</text:span><text:span text:style-name="T10">r</text:span><text:span text:style-name="T10">i</text:span><text:span text:style-name="T10">t</text:span><text:span text:style-name="T10">e</text:span><text:span text:style-name="T10"> </text:span><text:span text:style-name="T10">w</text:span><text:span text:style-name="T10">h</text:span><text:span text:style-name="T10">a</text:span><text:span text:style-name="T10">t</text:span><text:span text:style-name="T10"> </text:span><text:span text:style-name="T10">w</text:span><text:span text:style-name="T10">e</text:span><text:span text:style-name="T10">n</text:span><text:span text:style-name="T10">t</text:span><text:span text:style-name="T10"> </text:span><text:span text:style-name="T10">w</text:span><text:span text:style-name="T10">r</text:span><text:span text:style-name="T10">o</text:span><text:span text:style-name="T10">n</text:span><text:span text:style-name="T10">g</text:span><text:span text:style-name="T10">,</text:span><text:span text:style-name="T10"> </text:span><text:span text:style-name="T10">g</text:span><text:span text:style-name="T10">i</text:span><text:span text:style-name="T10">v</text:span><text:span text:style-name="T10">e</text:span><text:span text:style-name="T10"> </text:span><text:span text:style-name="T10">h</text:span><text:span text:style-name="T10">e</text:span><text:span text:style-name="T10">l</text:span><text:span text:style-name="T10">p</text:span><text:span text:style-name="T10">f</text:span><text:span text:style-name="T10">u</text:span><text:span text:style-name="T10">l</text:span><text:span text:style-name="T10"> </text:span><text:span text:style-name="T10">d</text:span><text:span text:style-name="T10">e</text:span><text:span text:style-name="T10">t</text:span><text:span text:style-name="T10">a</text:span><text:span text:style-name="T10">i</text:span><text:span text:style-name="T10">l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g</text:span><text:span text:style-name="T10">i</text:span><text:span text:style-name="T10">v</text:span><text:span text:style-name="T10">e</text:span><text:span text:style-name="T10"> </text:span><text:span text:style-name="T10">a</text:span><text:span text:style-name="T10"> </text:span><text:span text:style-name="T10">h</text:span><text:span text:style-name="T10">i</text:span><text:span text:style-name="T10">n</text:span><text:span text:style-name="T10">t</text:span><text:span text:style-name="T10"> </text:span><text:span text:style-name="T10">f</text:span><text:span text:style-name="T10">o</text:span><text:span text:style-name="T10">r</text:span><text:span text:style-name="T10"> </text:span><text:span text:style-name="T10">a</text:span><text:span text:style-name="T10"> </text:span><text:span text:style-name="T10">p</text:span><text:span text:style-name="T10">o</text:span><text:span text:style-name="T10">s</text:span><text:span text:style-name="T10">s</text:span><text:span text:style-name="T10">i</text:span><text:span text:style-name="T10">b</text:span><text:span text:style-name="T10">l</text:span><text:span text:style-name="T10">e</text:span><text:span text:style-name="T10"> </text:span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.</text:span></text:p>
        </draw:text-box>
      </draw:frame>
      <draw:frame text:anchor-type="page" text:anchor-page-number="1" draw:z-index="7" draw:name="Shape7" draw:style-name="gr3" draw:text-style-name="P10" svg:width="5.081cm" svg:height="2.186cm" svg:x="2.036cm" svg:y="24.742cm">
        <draw:text-box>
          <text:p text:style-name="P8"><text:span text:style-name="T9">Multiline conditions:</text:span></text:p>
          <text:p text:style-name="P8"><text:span text:style-name="T10">Indent them and add a extra indent to following code. Put the boolean operators at beginning of line</text:span></text:p>
        </draw:text-box>
      </draw:frame>
      <draw:frame text:anchor-type="page" text:anchor-page-number="1" draw:z-index="6" draw:name="Shape6" draw:style-name="gr3" draw:text-style-name="P14" svg:width="5.081cm" svg:height="0.636cm" svg:x="2.007cm" svg:y="21.514cm">
        <draw:text-box>
          <text:p text:style-name="P13"><text:span text:style-name="T10">Indent with spaces</text:span></text:p>
        </draw:text-box>
      </draw:frame>
      <draw:frame text:anchor-type="page" text:anchor-page-number="1" draw:z-index="5" draw:name="Shape5" draw:style-name="gr3" draw:text-style-name="P10" svg:width="5.081cm" svg:height="1.867cm" svg:x="2.007cm" svg:y="14.058cm">
        <draw:text-box>
          <text:p text:style-name="P8"><text:span text:style-name="T10">Use</text:span><text:span text:style-name="T11"> @var</text:span><text:span text:style-name="T10"> tag. Optional description goes in the first comment line followed by a blank comment line</text:span></text:p>
        </draw:text-box>
      </draw:frame>
      <draw:frame text:anchor-type="page" text:anchor-page-number="1" draw:z-index="4" draw:name="Shape4" draw:style-name="gr3" draw:text-style-name="P10" svg:width="5.081cm" svg:height="0.666cm" svg:x="2.013cm" svg:y="34.394cm">
        <draw:text-box>
          <text:p text:style-name="P8"><text:span text:style-name="T10">Opening brace on the next line</text:span></text:p>
        </draw:text-box>
      </draw:frame>
      <draw:frame text:anchor-type="page" text:anchor-page-number="1" draw:z-index="3" draw:name="Shape3" draw:style-name="gr4" draw:text-style-name="P10" svg:width="5.081cm" svg:height="2.49cm" svg:x="22.606cm" svg:y="10.903cm">
        <draw:text-box>
          <text:p text:style-name="P8"><text:span text:style-name="T10">UpperCamelCase class name. Class names should be nouns.</text:span></text:p>
          <text:p text:style-name="P8"><text:span text:style-name="T10">In other packages, import \Acme\TestPackage\UniverseAnalyzer and refer to it as UniverseAnalyer</text:span></text:p>
        </draw:text-box>
      </draw:frame>
      <draw:frame text:anchor-type="page" text:anchor-page-number="1" draw:z-index="2" draw:name="Shape2" draw:style-name="gr3" draw:text-style-name="P9" svg:width="5.081cm" svg:height="0.604cm" svg:x="2.007cm" svg:y="4.426cm">
        <draw:text-box>
          <text:p text:style-name="P8"><text:span text:style-name="T9">Prefer strict types</text:span></text:p>
        </draw:text-box>
      </draw:frame>
      <draw:frame text:anchor-type="page" text:anchor-page-number="1" draw:z-index="1" draw:name="Shape1" draw:style-name="gr3" draw:text-style-name="P10" svg:width="5.081cm" svg:height="1.525cm" svg:x="22.606cm" svg:y="8.535cm">
        <draw:text-box>
          <text:p text:style-name="P8"><text:span text:style-name="T10">Description of the class. Make it as long as needed, feel free to explain how to use it</text:span></text:p>
        </draw:text-box>
      </draw:frame>
      <text:h text:style-name="Heading_20_1" text:outline-level="1">Flow Coding Guidelines (PSR-2) on one page</text:h>
      <text:p text:style-name="P1"/>
      <text:section text:style-name="Sect1" text:name="CodeBlock">
        <text:p text:style-name="Code_20_Base"><text:span text:style-name="Code_20_Bracket">&lt;?php</text:span></text:p>
        <text:p text:style-name="Code_20_Base"><text:span text:style-name="Code_20_Keyword"><text:span text:style-name="T1">declare</text:span></text:span><text:span text:style-name="Code_20_Semicolon"><text:span text:style-name="T1">(strict_types=1);</text:span></text:span></text:p>
        <text:p text:style-name="Code_20_Base"><text:span text:style-name="Code_20_Keyword"><text:span text:style-name="T1">namespace</text:span></text:span><text:span text:style-name="Code_20_Semicolon"><text:span text:style-name="T1"> Acme\TestPackage;</text:span></text:span></text:p>
        <text:p text:style-name="Code_20_Comment"><text:span text:style-name="Code_20_Semicolon"><text:span text:style-name="T1"/></text:span></text:p>
        <text:p text:style-name="Code_20_Comment">/*</text:p>
        <text:p text:style-name="Code_20_Comment"><text:s/>* This file is part of the Acme.TestPackage package.</text:p>
        <text:p text:style-name="Code_20_Comment"><text:s/>*</text:p>
        <text:p text:style-name="Code_20_Comment"><text:s/>* (c) Whoever wrote this</text:p>
        <text:p text:style-name="Code_20_Comment"><text:s/>*</text:p>
        <text:p text:style-name="Code_20_Comment"><text:bookmark text:name="__DdeLink__1106_572450056"/><text:s/>* This package is Open Source Software. For the full copyright and license</text:p>
        <text:p text:style-name="Code_20_Comment"><text:s/>* information, please view the LICENSE file which was distributed with this</text:p>
        <text:p text:style-name="Code_20_Comment"><text:s/>* source code.</text:p>
        <text:p text:style-name="Code_20_Comment"><text:s/>*/</text:p>
        <text:p text:style-name="Code_20_Base"/>
        <text:p text:style-name="Code_20_Base"><text:span text:style-name="Code_20_Keyword">use</text:span> Acme\TestPackage\Service\FooGenerator<text:span text:style-name="Code_20_Semicolon">;</text:span></text:p>
        <text:p text:style-name="Code_20_Base"><text:span text:style-name="Code_20_Keyword">use</text:span> Neos\Flow\Annotations <text:span text:style-name="Code_20_Keyword">as</text:span> Flow<text:span text:style-name="Code_20_Semicolon">;</text:span></text:p>
        <text:p text:style-name="Code_20_Base"/>
        <text:p text:style-name="Code_20_Comment">/**</text:p>
        <text:p text:style-name="Code_20_Comment"><text:s/>* Here goes the description of the class. It should explain what the main</text:p>
        <text:p text:style-name="Code_20_Comment"><text:s/>* purpose of this class is...</text:p>
        <text:p text:style-name="Code_20_Comment"><text:s/>*</text:p>
        <text:p text:style-name="Code_20_Comment"><text:s/>* <text:span text:style-name="Code_20_Comment_20_Keyword">@Flow\Scope</text:span>(<text:span text:style-name="Code_20_Value">”singleton”</text:span>)</text:p>
        <text:p text:style-name="Code_20_Comment"><text:span text:style-name="T4"><text:s/></text:span><text:span text:style-name="T1">*/</text:span></text:p>
        <text:p text:style-name="Code_20_Base"><text:span text:style-name="Code_20_Keyword"><text:span text:style-name="T1">class</text:span></text:span><text:span text:style-name="T1"> UniverseAnalyzer </text:span><text:span text:style-name="Code_20_Keyword"><text:span text:style-name="T1">extends</text:span></text:span><text:span text:style-name="T1"> BaseClass </text:span><text:span text:style-name="Code_20_Keyword"><text:span text:style-name="T1">implements</text:span></text:span><text:span text:style-name="T1"> SomeInterface </text:span></text:p>
        <text:p text:style-name="Code_20_Base"><text:span text:style-name="Code_20_Bracket"><text:span text:style-name="T1">{</text:span></text:span></text:p>
        <text:p text:style-name="Code_20_Comment"><text:span text:style-name="T2"><text:s text:c="4"/></text:span><text:span text:style-name="T1">/**</text:span></text:p>
        <text:p text:style-name="Code_20_Comment"><text:span text:style-name="T2"><text:s text:c="4"/></text:span><text:s/>* Some injected dependency</text:p>
        <text:p text:style-name="Code_20_Comment"><text:span text:style-name="T2"><text:s text:c="4"/></text:span><text:s/>*</text:p>
        <text:p text:style-name="Code_20_Comment"><text:span text:style-name="T2"><text:s text:c="4"/></text:span><text:span text:style-name="T1"><text:s/>* </text:span><text:span text:style-name="Code_20_Comment_20_Keyword"><text:span text:style-name="T1">@Flow\Inject</text:span></text:span></text:p>
        <text:p text:style-name="Code_20_Comment"><text:span text:style-name="T2"><text:s text:c="4"/></text:span><text:span text:style-name="T1"><text:s/>* </text:span><text:span text:style-name="Code_20_Comment_20_Keyword"><text:span text:style-name="T1">@var</text:span></text:span><text:span text:style-name="T1"> FooGenerator</text:span></text:p>
        <text:p text:style-name="Code_20_Comment"><text:span text:style-name="T2"><text:s text:c="4"/></text:span><text:s/>*/</text:p>
        <text:p text:style-name="Code_20_Base"><text:span text:style-name="Code_20_Keyword"><text:span text:style-name="T2"><text:s text:c="4"/></text:span></text:span><text:span text:style-name="Code_20_Keyword"><text:span text:style-name="T1">protected</text:span></text:span><text:span text:style-name="T1"> </text:span><text:span text:style-name="Code_20_Variable"><text:span text:style-name="T1">$someDependency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1">null</text:span></text:span><text:span text:style-name="Code_20_Semicolon"><text:span text:style-name="T1">;</text:span></text:span></text:p>
        <text:p text:style-name="Code_20_Base"/>
        <text:p text:style-name="Code_20_Comment"><text:span text:style-name="T2"><text:s text:c="4"/></text:span><text:span text:style-name="T1">/**</text:span></text:p>
        <text:p text:style-name="Code_20_Comment"><text:span text:style-name="T2"><text:s text:c="4"/></text:span><text:span text:style-name="T1"><text:s/>* </text:span><text:span text:style-name="Code_20_Comment_20_Keyword"><text:span text:style-name="T1">@var</text:span></text:span><text:span text:style-name="T1"> bool</text:span></text:p>
        <text:p text:style-name="Code_20_Comment"><text:span text:style-name="T2"><text:s text:c="4"/></text:span><text:s/>*/</text:p>
        <text:p text:style-name="Code_20_Base"><text:span text:style-name="Code_20_Keyword"><text:span text:style-name="T2"><text:s text:c="4"/></text:span></text:span><text:span text:style-name="Code_20_Keyword"><text:span text:style-name="T1">static</text:span></text:span><text:span text:style-name="T1"> </text:span><text:span text:style-name="Code_20_Keyword"><text:span text:style-name="T1">protected</text:span></text:span><text:span text:style-name="T1"> </text:span><text:span text:style-name="Code_20_Variable"><text:span text:style-name="T1">$addictedToFlow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1">true</text:span></text:span><text:span text:style-name="Code_20_Semicolon"><text:span text:style-name="T1">;</text:span></text:span></text:p>
        <text:p text:style-name="Code_20_Base"/>
        <text:p text:style-name="P4"><text:span text:style-name="T3"><text:s text:c="4"/></text:span>/**</text:p>
        <text:p text:style-name="Code_20_Comment"><text:span text:style-name="T2"><text:s text:c="4"/></text:span><text:s/>* Shows if you are a fan of Flow</text:p>
        <text:p text:style-name="Code_20_Comment"><text:span text:style-name="T2"><text:s text:c="4"/></text:span><text:s/>*</text:p>
        <text:p text:style-name="Code_20_Comment"><text:span text:style-name="T2"><text:s text:c="4"/></text:span><text:span text:style-name="T1"><text:s/>* </text:span><text:span text:style-name="Code_20_Comment_20_Keyword"><text:span text:style-name="T1">@var</text:span></text:span><text:span text:style-name="T1"> bool</text:span></text:p>
        <text:p text:style-name="Code_20_Comment"><text:span text:style-name="T2"><text:s text:c="4"/></text:span><text:s/>*/</text:p>
        <text:p text:style-name="Code_20_Base"><text:span text:style-name="Code_20_Keyword"><text:span text:style-name="T2"><text:s text:c="4"/></text:span></text:span><text:span text:style-name="Code_20_Keyword"><text:span text:style-name="T1">protected</text:span></text:span><text:span text:style-name="T1"> </text:span><text:span text:style-name="Code_20_Variable"><text:span text:style-name="T1">$fanOfFlow</text:span></text:span><text:span text:style-name="Code_20_Semicolon"><text:span text:style-name="T1">;</text:span></text:span></text:p>
        <text:p text:style-name="Code_20_Comment"><text:span text:style-name="Code_20_Semicolon"><text:span text:style-name="T1"/></text:span></text:p>
        <text:p text:style-name="Code_20_Comment"><text:span text:style-name="T2"><text:s text:c="4"/></text:span><text:span text:style-name="T1">/**</text:span></text:p>
        <text:p text:style-name="Code_20_Comment"><text:span text:style-name="T2"><text:s text:c="4"/></text:span><text:s/>* A great method which shows how to indent control structures.</text:p>
        <text:p text:style-name="Code_20_Comment"><text:span text:style-name="T2"><text:s text:c="4"/></text:span><text:s/>*</text:p>
        <text:p text:style-name="Code_20_Comment"><text:span text:style-name="T2"><text:s text:c="4"/></text:span><text:span text:style-name="T1"><text:s/>* </text:span><text:span text:style-name="Code_20_Comment_20_Keyword"><text:span text:style-name="T1">@throws</text:span></text:span><text:span text:style-name="T1"> \Exception</text:span></text:p>
        <text:p text:style-name="Code_20_Comment"><text:span text:style-name="T2"><text:s text:c="4"/></text:span><text:span text:style-name="T4"><text:s/></text:span><text:span text:style-name="T1">*/</text:span></text:p>
        <text:p text:style-name="Code_20_Base"><text:span text:style-name="Code_20_Keyword"><text:span text:style-name="T2"><text:s text:c="4"/></text:span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analyzeUniverse</text:span><text:span text:style-name="Code_20_Bracket"><text:span text:style-name="T1">(</text:span></text:span><text:span text:style-name="T1">MyClass </text:span><text:span text:style-name="Code_20_Variable"><text:span text:style-name="T1">$object</text:span></text:span><text:span text:style-name="Code_20_Semicolon"><text:span text:style-name="T1">,</text:span></text:span><text:span text:style-name="T1"> </text:span><text:bookmark-start text:name="__DdeLink__1107_40497411"/><text:span text:style-name="Code_20_Keyword"><text:span text:style-name="T1">array</text:span></text:span><text:bookmark-end text:name="__DdeLink__1107_40497411"/><text:span text:style-name="T1"> </text:span><text:span text:style-name="Code_20_Variable"><text:span text:style-name="T1">$</text:span></text:span><text:span text:style-name="Code_20_Variable"><text:span text:style-name="T7">data</text:span></text:span><text:span text:style-name="T1"> </text:span><text:span text:style-name="Code_20_Keyword"><text:span text:style-name="T1">=</text:span></text:span><text:span text:style-name="T1"> </text:span><text:span text:style-name="Code_20_Bracket"><text:span text:style-name="T1">[])</text:span></text:span><text:bookmark-start text:name="__DdeLink__1083_1954699131"/><text:span text:style-name="T1">: </text:span><text:span text:style-name="Code_20_Keyword"><text:span text:style-name="T1">void</text:span></text:span><text:bookmark-end text:name="__DdeLink__1083_1954699131"/></text:p>
        <text:p text:style-name="Code_20_Base"><text:span text:style-name="Code_20_Bracket"><text:span text:style-name="T2"><text:s text:c="4"/></text:span></text:span><text:span text:style-name="Code_20_Bracket"><text:span text:style-name="T1">{</text:span></text:span></text:p>
        <text:p text:style-name="Code_20_Base"><text:span text:style-name="Code_20_Variable"><text:span text:style-name="T2"><text:s text:c="8"/></text:span></text:span><text:span text:style-name="Code_20_Variable"><text:span text:style-name="T1">$subObjects</text:span></text:span><text:span text:style-name="T1"> = </text:span><text:span text:style-name="Code_20_Variable"><text:span text:style-name="T1">$object</text:span></text:span><text:span text:style-name="T1">-&gt;getSubObjects</text:span><text:span text:style-name="Code_20_Bracket"><text:span text:style-name="T1">()</text:span></text:span><text:span text:style-name="Code_20_Semicolon"><text:span text:style-name="T1">;</text:span></text:span></text:p>
        <text:p text:style-name="Code_20_Base"><text:span text:style-name="Code_20_Keyword"><text:span text:style-name="T2"><text:s text:c="8"/></text:span></text:span><text:span text:style-name="Code_20_Keyword"><text:span text:style-name="T1">foreach</text:span></text:span><text:span text:style-name="T1"> </text:span><text:span text:style-name="Code_20_Bracket"><text:span text:style-name="T1">(</text:span></text:span><text:span text:style-name="Code_20_Variable"><text:span text:style-name="T1">$subObjects</text:span></text:span><text:span text:style-name="T1"> </text:span><text:span text:style-name="Code_20_Keyword"><text:span text:style-name="T1">as</text:span></text:span><text:span text:style-name="T1"> </text:span><text:span text:style-name="Code_20_Variable"><text:span text:style-name="T1">$subObject</text:span></text:span><text:span text:style-name="Code_20_Bracket"><text:span text:style-name="T1">) {</text:span></text:span></text:p>
        <text:p text:style-name="Code_20_Base"><text:span text:style-name="T2"><text:s text:c="12"/></text:span><text:span text:style-name="T1">/** </text:span><text:span text:style-name="Code_20_Comment_20_Keyword"><text:span text:style-name="T1">@var</text:span></text:span><text:span text:style-name="T1"> $subObject MySubClass */</text:span></text:p>
        <text:p text:style-name="Code_20_Base"><text:span text:style-name="Code_20_Variable"><text:span text:style-name="T2"><text:s text:c="12"/></text:span></text:span><text:span text:style-name="Code_20_Variable"><text:span text:style-name="T1">$subObject</text:span></text:span><text:span text:style-name="T1">-&gt;doSomethingCool</text:span><text:span text:style-name="Code_20_Bracket"><text:span text:style-name="T1">()</text:span></text:span><text:span text:style-name="Code_20_Semicolon"><text:span text:style-name="T1">;</text:span></text:span></text:p>
        <text:p text:style-name="Code_20_Base"><text:span text:style-name="Code_20_Bracket"><text:span text:style-name="T2"><text:s text:c="8"/></text:span></text:span><text:span text:style-name="Code_20_Bracket"><text:span text:style-name="T1">}</text:span></text:span></text:p>
        <text:p text:style-name="Code_20_Base"><text:span text:style-name="Code_20_Keyword"><text:span text:style-name="T2"><text:s text:c="8"/></text:span></text:span><text:span text:style-name="Code_20_Keyword"><text:span text:style-name="T1">if</text:span></text:span><text:span text:style-name="T1"> </text:span><text:span text:style-name="Code_20_Bracket"><text:span text:style-name="T1">(</text:span></text:span><text:span text:style-name="Code_20_Keyword"><text:span text:style-name="T1">isset</text:span></text:span><text:span text:style-name="Code_20_Bracket"><text:span text:style-name="T1">(</text:span></text:span><text:span text:style-name="Code_20_Variable"><text:span text:style-name="T1">$someArray</text:span></text:span><text:span text:style-name="Code_20_Bracket"><text:span text:style-name="T1">[</text:span></text:span><text:span text:style-name="Code_20_Value"><text:span text:style-name="T1">'question'</text:span></text:span><text:span text:style-name="Code_20_Bracket"><text:span text:style-name="T1">])</text:span></text:span></text:p>
        <text:p text:style-name="Code_20_Base"><text:span text:style-name="Code_20_Keyword"><text:span text:style-name="T2"><text:s text:c="12"/></text:span></text:span><text:span text:style-name="Code_20_Keyword"><text:span text:style-name="T1">&amp;&amp;</text:span></text:span><text:span text:style-name="T1"> </text:span><text:span text:style-name="Code_20_Variable"><text:span text:style-name="T1">$this</text:span></text:span><text:span text:style-name="T1">-&gt;answerToEverything </text:span><text:span text:style-name="Code_20_Keyword"><text:span text:style-name="T1">===</text:span></text:span><text:span text:style-name="T1"> 42</text:span></text:p>
        <text:p text:style-name="Code_20_Base"><text:span text:style-name="T1"><text:s text:c="12"/></text:span><text:span text:style-name="Code_20_Keyword"><text:span text:style-name="T1">|| count</text:span></text:span><text:span text:style-name="Code_20_Bracket"><text:span text:style-name="T1">(</text:span></text:span><text:span text:style-name="Code_20_Variable"><text:span text:style-name="T1">$</text:span></text:span><text:span text:style-name="Code_20_Variable"><text:span text:style-name="T7">data</text:span></text:span><text:span text:style-name="Code_20_Bracket"><text:span text:style-name="T1">)</text:span></text:span><text:span text:style-name="T1"> </text:span><text:span text:style-name="Code_20_Keyword"><text:span text:style-name="T1">&gt;</text:span></text:span><text:span text:style-name="T1"> 3) </text:span><text:span text:style-name="Code_20_Bracket"><text:span text:style-name="T1">{</text:span></text:span></text:p>
        <text:p text:style-name="Code_20_Base"><text:span text:style-name="Code_20_Variable"><text:span text:style-name="T2"><text:s text:c="16"/></text:span></text:span><text:span text:style-name="Code_20_Variable"><text:span text:style-name="T1">$this</text:span></text:span><text:span text:style-name="T1">-&gt;fanOfFlow </text:span><text:span text:style-name="Code_20_Keyword"><text:span text:style-name="T1">=</text:span></text:span><text:span text:style-name="T1"> </text:span><text:span text:style-name="Code_20_Keyword"><text:span text:style-name="T1">true</text:span></text:span><text:span text:style-name="Code_20_Semicolon"><text:span text:style-name="T1">;</text:span></text:span></text:p>
        <text:p text:style-name="Code_20_Base"><text:span text:style-name="Code_20_Bracket"><text:span text:style-name="T2"><text:s text:c="8"/></text:span></text:span><text:span text:style-name="Code_20_Bracket"><text:span text:style-name="T1">}</text:span></text:span><text:span text:style-name="T1"> else </text:span><text:span text:style-name="Code_20_Bracket"><text:span text:style-name="T1">{</text:span></text:span></text:p>
        <text:p text:style-name="Code_20_Base"><text:span text:style-name="Code_20_Keyword"><text:span text:style-name="T2"><text:s text:c="12"/></text:span></text:span><text:span text:style-name="Code_20_Keyword"><text:span text:style-name="T1">throw</text:span></text:span><text:span text:style-name="T1"> </text:span><text:span text:style-name="Code_20_Keyword"><text:span text:style-name="T1">new</text:span></text:span><text:span text:style-name="T1"> \Exception</text:span><text:span text:style-name="Code_20_Bracket"><text:span text:style-name="T1">(</text:span></text:span><text:span text:style-name="Code_20_Value"><text:span text:style-name="T1">'We cannot tolerate that.'</text:span></text:span><text:span text:style-name="Code_20_Semicolon"><text:span text:style-name="T1">,</text:span></text:span><text:span text:style-name="T1"> </text:span><text:span text:style-name="Code_20_Value"><text:span text:style-name="T1">1223391710</text:span></text:span><text:span text:style-name="Code_20_Bracket"><text:span text:style-name="T1">)</text:span></text:span><text:span text:style-name="Code_20_Semicolon"><text:span text:style-name="T1">;</text:span></text:span></text:p>
        <text:p text:style-name="Code_20_Base"><text:span text:style-name="Code_20_Bracket"><text:span text:style-name="T2"><text:s text:c="8"/></text:span></text:span><text:span text:style-name="Code_20_Bracket">}</text:span></text:p>
        <text:p text:style-name="Code_20_Base"><text:span text:style-name="Code_20_Bracket"><text:span text:style-name="T2"><text:s text:c="4"/></text:span></text:span><text:span text:style-name="Code_20_Bracket">}</text:span></text:p>
        <text:p text:style-name="Code_20_Base"/>
        <text:p text:style-name="Code_20_Comment"><text:span text:style-name="T2"><text:s text:c="4"/></text:span><text:span text:style-name="T1">/**</text:span></text:p>
        <text:p text:style-name="Code_20_Comment"><text:span text:style-name="T2"><text:s text:c="4"/></text:span><text:s/>* This is a setter for the fanOfFlow property.</text:p>
        <text:p text:style-name="Code_20_Comment"><text:span text:style-name="T2"><text:s text:c="4"/></text:span><text:s/>*</text:p>
        <text:p text:style-name="Code_20_Comment"><text:span text:style-name="T2"><text:s text:c="4"/></text:span><text:span text:style-name="T1"><text:s/>* </text:span><text:span text:style-name="Code_20_Comment_20_Keyword"><text:span text:style-name="T1">@param</text:span></text:span><text:span text:style-name="T1"> boolean $isFan true to mark a fan, false for a Zend follower</text:span></text:p>
        <text:p text:style-name="Code_20_Comment"><text:span text:style-name="T2"><text:s text:c="4"/></text:span><text:span text:style-name="T1"><text:s/>* </text:span><text:span text:style-name="Code_20_Comment_20_Keyword"><text:span text:style-name="T1">@return</text:span></text:span><text:span text:style-name="T1"> void since this is a setter, duh</text:span></text:p>
        <text:p text:style-name="Code_20_Comment"><text:span text:style-name="T2"><text:s text:c="4"/></text:span><text:s/>*/</text:p>
        <text:p text:style-name="P5"><text:span text:style-name="Code_20_Keyword"><text:span text:style-name="T2"><text:s text:c="4"/></text:span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setFanOfFlow</text:span><text:span text:style-name="Code_20_Bracket"><text:span text:style-name="T1">(</text:span></text:span><text:span text:style-name="Code_20_Keyword"><text:span text:style-name="T8">bool</text:span></text:span><text:span text:style-name="Code_20_Keyword"><text:span text:style-name="T1"> </text:span></text:span><text:span text:style-name="Code_20_Variable"><text:span text:style-name="T1">$isFan</text:span></text:span><text:span text:style-name="Code_20_Bracket"><text:span text:style-name="T1">)</text:span></text:span><text:bookmark-start text:name="__DdeLink__1087_1544682143"/><text:span text:style-name="Code_20_Bracket"><text:span text:style-name="T1">: </text:span></text:span><text:bookmark-start text:name="__DdeLink__1084_1544682143"/><text:span text:style-name="Code_20_Keyword"><text:span text:style-name="T1">void</text:span></text:span><text:bookmark-end text:name="__DdeLink__1087_1544682143"/><text:bookmark-end text:name="__DdeLink__1084_1544682143"/></text:p>
        <text:p text:style-name="Code_20_Base"><text:span text:style-name="Code_20_Bracket"><text:span text:style-name="T1"><text:s text:c="4"/>{</text:span></text:span></text:p>
        <text:p text:style-name="Code_20_Base"><text:span text:style-name="Code_20_Variable"><text:span text:style-name="T2"><text:s text:c="8"/></text:span></text:span><text:span text:style-name="Code_20_Variable"><text:span text:style-name="T1">$this</text:span></text:span><text:span text:style-name="T1">-&gt;fanOfFlow = </text:span><text:span text:style-name="Code_20_Variable"><text:span text:style-name="T1">$isFan</text:span></text:span><text:span text:style-name="Code_20_Semicolon"><text:span text:style-name="T1">;</text:span></text:span></text:p>
        <text:p text:style-name="Code_20_Base"><text:span text:style-name="Code_20_Bracket"><text:span text:style-name="T2"><text:s text:c="4"/></text:span></text:span><text:span text:style-name="Code_20_Bracket">}</text:span></text:p>
        <text:p text:style-name="Code_20_Base"/>
        <text:p text:style-name="Code_20_Comment"><text:span text:style-name="T2"><text:s text:c="4"/></text:span><text:span text:style-name="T1">/**</text:span></text:p>
        <text:p text:style-name="Code_20_Comment"><text:span text:style-name="T2"><text:s text:c="4"/></text:span><text:s/>* As simple as it gets – a boolean getter.</text:p>
        <text:p text:style-name="Code_20_Comment"><text:span text:style-name="T2"><text:s text:c="4"/></text:span><text:s/>*</text:p>
        <text:p text:style-name="Code_20_Comment"><text:span text:style-name="T2"><text:s text:c="4"/></text:span><text:span text:style-name="T1"><text:s/>* </text:span><text:span text:style-name="Code_20_Comment_20_Keyword"><text:span text:style-name="T1">@api</text:span></text:span></text:p>
        <text:p text:style-name="Code_20_Comment"><text:span text:style-name="T2"><text:s text:c="4"/></text:span><text:s/>*/</text:p>
        <text:p text:style-name="P5"><text:span text:style-name="Code_20_Keyword"><text:span text:style-name="T2"><text:s text:c="4"/>public </text:span></text:span><text:span text:style-name="Code_20_Keyword"><text:span text:style-name="T1">static</text:span></text:span><text:span text:style-name="T1"> </text:span><text:span text:style-name="Code_20_Keyword"><text:span text:style-name="T1">function</text:span></text:span><text:span text:style-name="T1"> isAddictedToFlow</text:span><text:span text:style-name="Code_20_Bracket"><text:span text:style-name="T1">(): </text:span></text:span><text:bookmark-start text:name="__DdeLink__1084_15446821431"/><text:span text:style-name="Code_20_Keyword"><text:span text:style-name="T8">b</text:span></text:span><text:bookmark-end text:name="__DdeLink__1084_15446821431"/><text:span text:style-name="Code_20_Keyword"><text:span text:style-name="T8">ool</text:span></text:span></text:p>
        <text:p text:style-name="Code_20_Base"><text:span text:style-name="Code_20_Bracket"><text:span text:style-name="T1"><text:s text:c="4"/>{</text:span></text:span></text:p>
        <text:p text:style-name="Code_20_Base"><text:span text:style-name="Code_20_Keyword"><text:span text:style-name="T2"><text:s text:c="8"/></text:span></text:span><text:span text:style-name="Code_20_Keyword"><text:span text:style-name="T1">return</text:span></text:span><text:span text:style-name="T1"> </text:span><text:span text:style-name="Code_20_Keyword"><text:span text:style-name="T1">self::</text:span></text:span><text:span text:style-name="Code_20_Variable"><text:span text:style-name="T1">$addictedToFlow</text:span></text:span><text:span text:style-name="Code_20_Semicolon"><text:span text:style-name="T1">;</text:span></text:span></text:p>
        <text:p text:style-name="Code_20_Base"><text:span text:style-name="Code_20_Bracket"><text:span text:style-name="T2"><text:s text:c="4"/></text:span></text:span><text:span text:style-name="Code_20_Bracket">}</text:span></text:p>
        <text:p text:style-name="Code_20_Base"/>
        <text:p text:style-name="Code_20_Base"><text:span text:style-name="Code_20_Bracket">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loext:opacity="0%" style:font-name="Times New Roman" fo:font-size="12pt" fo:language="de" fo:country="DE" style:letter-kerning="true" style:font-name-asian="Arial Unicode M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fo:color="#000000" loext:opacity="100%" style:font-name="Share-TechMono" fo:font-family="Share-TechMono" style:font-style-name="Regular" style:font-pitch="fixed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08cm" fo:margin-bottom="0.508cm" style:contextual-spacing="false" fo:keep-with-next="always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style:font-name="Share-Bold" fo:font-family="Share-Bold" style:font-style-name="Regular" style:font-pitch="variable" fo:font-size="24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_20_Comment" style:display-name="Code Comment" style:family="paragraph" style:parent-style-name="Code_20_Base" style:class="text">
      <style:paragraph-properties style:shadow="none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fo:color="#4070a0" loext:opacity="100%" style:font-name="Share-TechMono" fo:font-family="Share-TechMono" style:font-style-name="Regular" style:font-pitch="fixed" fo:font-size="9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de_20_Base" style:display-name="Code Base" style:family="paragraph" style:parent-style-name="Standard" style:next-style-name="Code_20_Comment">
      <style:text-properties fo:color="#515151" loext:opacity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font-name="Share-Regular" fo:font-family="Share-Regular" style:font-style-name="Regular" style:font-pitch="variable" fo:font-size="10pt" fo:language="en" fo:country="GB" style:text-underline-style="non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ode_20_Keyword" style:display-name="Code Keyword" style:family="text">
      <style:text-properties fo:color="#006f20" loext:opacity="100%" style:font-name="Share-TechMono" fo:font-family="Share-TechMono" style:font-style-name="Regular" style:font-pitch="fixed" fo:font-size="9pt" fo:font-style="normal" fo:font-weight="bold"/>
    </style:style>
    <style:style style:name="Code_20_Variable" style:display-name="Code Variable" style:family="text">
      <style:text-properties fo:color="#bb60d5" loext:opacity="100%" style:font-name="Share-TechMono" fo:font-family="Share-TechMono" style:font-style-name="Regular" style:font-pitch="fixed" fo:font-size="9pt"/>
    </style:style>
    <style:style style:name="Code_20_Bracket" style:display-name="Code Bracket" style:family="text">
      <style:text-properties fo:color="#8c8c8c" loext:opacity="100%" style:font-name="Share-TechMono" fo:font-family="Share-TechMono" style:font-style-name="Regular" style:font-pitch="fixed" fo:font-size="9pt"/>
    </style:style>
    <style:style style:name="Code_20_Semicolon" style:display-name="Code Semicolon" style:family="text" style:parent-style-name="Code_20_Bracket">
      <style:text-properties fo:color="#515151" loext:opacity="100%"/>
    </style:style>
    <style:style style:name="Code_20_Comment_20_Keyword" style:display-name="Code Comment Keyword" style:family="text" style:parent-style-name="Code_20_Keyword">
      <style:text-properties fo:color="#4070a0" loext:opacity="100%" fo:font-style="normal" fo:font-weight="bold"/>
    </style:style>
    <style:style style:name="Code_20_Value" style:display-name="Code Value" style:family="text" style:parent-style-name="Code_20_Keyword">
      <style:text-properties fo:color="#0e84b5" loext:opacity="100%" fo:font-weight="normal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run-through" style:number-wrapped-paragraphs="no-limit" style:vertical-pos="top" style:vertical-rel="paragraph-content" style:horizontal-pos="center" style:horizontal-rel="paragraph-content" fo:background-color="transparent" draw:fill="none" draw:fill-color="#99ccff" fo:padding="0.15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42.01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8-10-07T18:20:49</meta:creation-date>
    <dc:date>2020-11-27T17:25:05.958753602</dc:date>
    <meta:editing-duration>PT4H52M28S</meta:editing-duration>
    <meta:editing-cycles>72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82" meta:word-count="287" meta:character-count="2302" meta:non-whitespace-character-count="1750"/>
    <meta:user-defined meta:name="Info 1"/>
    <meta:user-defined meta:name="Info 2"/>
    <meta:user-defined meta:name="Info 3"/>
    <meta:user-defined meta:name="Info 4"/>
  </office:meta>
</office:document-meta>
</file>